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5030" officeooo:paragraph-rsid="0036621a"/>
    </style:style>
    <style:style style:name="P2" style:family="paragraph" style:parent-style-name="Text_20_body">
      <style:text-properties officeooo:rsid="0032591e" officeooo:paragraph-rsid="0036621a"/>
    </style:style>
    <style:style style:name="P3" style:family="paragraph" style:parent-style-name="Text_20_body">
      <style:text-properties officeooo:rsid="0023aa6d" officeooo:paragraph-rsid="00385217"/>
    </style:style>
    <style:style style:name="P4" style:family="paragraph" style:parent-style-name="Heading_20_1" style:master-page-name="Right_20_Page">
      <style:paragraph-properties style:page-number="auto"/>
      <style:text-properties officeooo:rsid="0023aa6d" officeooo:paragraph-rsid="00385217"/>
    </style:style>
    <style:style style:name="P5" style:family="paragraph" style:parent-style-name="Heading_20_2">
      <style:text-properties officeooo:paragraph-rsid="0036621a"/>
    </style:style>
    <style:style style:name="P6" style:family="paragraph" style:parent-style-name="Heading_20_2">
      <style:text-properties officeooo:paragraph-rsid="00385217"/>
    </style:style>
    <style:style style:name="P7" style:family="paragraph" style:parent-style-name="Heading_20_3">
      <style:text-properties officeooo:rsid="0032591e" officeooo:paragraph-rsid="0036621a"/>
    </style:style>
    <style:style style:name="P8" style:family="paragraph" style:parent-style-name="Heading_20_3">
      <style:text-properties officeooo:paragraph-rsid="0036621a"/>
    </style:style>
    <style:style style:name="P9" style:family="paragraph" style:parent-style-name="Heading_20_3">
      <style:text-properties officeooo:paragraph-rsid="00385217"/>
    </style:style>
    <style:style style:name="P10" style:family="paragraph" style:parent-style-name="Heading_20_3">
      <style:paragraph-properties fo:margin-top="0.25cm" fo:margin-bottom="0.101cm" loext:contextual-spacing="false"/>
      <style:text-properties officeooo:rsid="0023aa6d" officeooo:paragraph-rsid="00385217"/>
    </style:style>
    <style:style style:name="P11" style:family="paragraph" style:parent-style-name="Heading_20_3">
      <style:paragraph-properties fo:margin-top="0.25cm" fo:margin-bottom="0.101cm" loext:contextual-spacing="false"/>
      <style:text-properties officeooo:paragraph-rsid="00385217"/>
    </style:style>
    <style:style style:name="T1" style:family="text">
      <style:text-properties officeooo:rsid="00345030"/>
    </style:style>
    <style:style style:name="T2" style:family="text">
      <style:text-properties officeooo:rsid="003495e4"/>
    </style:style>
    <style:style style:name="T3" style:family="text">
      <style:text-properties officeooo:rsid="003642f6"/>
    </style:style>
    <style:style style:name="T4" style:family="text">
      <style:text-properties officeooo:rsid="0036621a"/>
    </style:style>
    <style:style style:name="T5" style:family="text">
      <style:text-properties officeooo:rsid="0023aa6d"/>
    </style:style>
    <style:style style:name="T6" style:family="text">
      <style:text-properties officeooo:rsid="003a7dbe"/>
    </style:style>
    <style:style style:name="T7" style:family="text">
      <style:text-properties officeooo:rsid="003c0ef1"/>
    </style:style>
    <style:style style:name="T8" style:family="text">
      <style:text-properties officeooo:rsid="003c64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uff The Magic Dragon</text:h>
      <text:h text:style-name="P6" text:outline-level="2">(<text:span text:style-name="T5">Peter, Paul, and Mary</text:span>)</text:h>
      <text:h text:style-name="P10" text:outline-level="3">[VERSE 1]</text:h>
      <text:p text:style-name="P3"><text:span text:style-name="T6">G</text:span> <text:s text:c="14"/><text:span text:style-name="T6">Bm</text:span> <text:s text:c="4"/><text:span text:style-name="T6">C</text:span> <text:s text:c="11"/><text:span text:style-name="T6">G</text:span></text:p>
      <text:p text:style-name="P3">Puff, the magic dragon lived by the sea</text:p>
      <text:p text:style-name="P3"><text:s text:c="4"/><text:span text:style-name="T6">C</text:span> <text:s text:c="15"/><text:span text:style-name="T6">G <text:s text:c="5"/>Em</text:span> <text:s text:c="10"/></text:p>
      <text:p text:style-name="P3">And frolicked in the autumn mist </text:p>
      <text:p text:style-name="P3"><text:s text:c="5"/><text:span text:style-name="T6">A7</text:span> <text:s text:c="15"/><text:span text:style-name="T6">D</text:span></text:p>
      <text:p text:style-name="P3">in a land called Honah Lee</text:p>
      <text:p text:style-name="P3"><text:span text:style-name="T6">G</text:span> <text:s text:c="12"/><text:span text:style-name="T6">Bm</text:span> <text:s text:c="3"/><text:span text:style-name="T6">C</text:span> <text:s text:c="16"/><text:span text:style-name="T6">G</text:span></text:p>
      <text:p text:style-name="P3">Little Jackie Paper loved that rascal Puff,</text:p>
      <text:p text:style-name="P3"><text:s text:c="4"/><text:span text:style-name="T6">C</text:span> <text:s text:c="18"/></text:p>
      <text:p text:style-name="P3">And brought him strings </text:p>
      <text:p text:style-name="P3"><text:s text:c="4"/><text:span text:style-name="T6">G</text:span> <text:s text:c="6"/><text:span text:style-name="T6">Em</text:span> <text:s text:c="5"/><text:span text:style-name="T6">A7</text:span> <text:s text:c="3"/><text:span text:style-name="T6">D</text:span> <text:s text:c="4"/><text:span text:style-name="T6">G</text:span> <text:s text:c="5"/><text:span text:style-name="T6">D</text:span></text:p>
      <text:p text:style-name="P3">and sealing wax and other fancy stuff. Oh </text:p>
      <text:h text:style-name="P11" text:outline-level="3">[CHORUS]</text:h>
      <text:p text:style-name="P3"><text:span text:style-name="T6">G</text:span> <text:s text:c="14"/><text:span text:style-name="T6">Bm</text:span> <text:s text:c="4"/><text:span text:style-name="T6">C</text:span> <text:s text:c="11"/><text:span text:style-name="T6">G</text:span></text:p>
      <text:p text:style-name="P3">Puff, the magic dragon lived by the sea</text:p>
      <text:p text:style-name="P3"><text:s text:c="4"/><text:span text:style-name="T6">C</text:span> <text:s text:c="15"/><text:span text:style-name="T6">G</text:span> <text:s text:c="5"/><text:span text:style-name="T6">Em</text:span> <text:s text:c="4"/></text:p>
      <text:p text:style-name="P3">And frolicked in the autumn mist </text:p>
      <text:p text:style-name="P3"><text:s text:c="5"/><text:span text:style-name="T6">A7</text:span> <text:s text:c="15"/><text:span text:style-name="T6">D</text:span></text:p>
      <text:p text:style-name="P3">in a land called Honah Lee</text:p>
      <text:p text:style-name="P3"><text:span text:style-name="T6">G</text:span> <text:s text:c="14"/><text:span text:style-name="T6">Bm</text:span> <text:s text:c="4"/><text:span text:style-name="T7">C</text:span> <text:s text:c="11"/><text:span text:style-name="T6">G</text:span></text:p>
      <text:p text:style-name="P3">Puff, the magic dragon lived by the sea</text:p>
      <text:p text:style-name="P3"><text:s text:c="4"/><text:span text:style-name="T6">C</text:span> <text:s text:c="15"/><text:span text:style-name="T6">G</text:span> <text:s text:c="5"/><text:span text:style-name="T6">Em</text:span></text:p>
      <text:p text:style-name="P3">And frolicked in the autumn mist </text:p>
      <text:p text:style-name="P3"><text:s text:c="5"/><text:span text:style-name="T6">A7</text:span> <text:s text:c="9"/><text:span text:style-name="T7">D</text:span> <text:s text:c="4"/><text:span text:style-name="T7">G</text:span></text:p>
      <text:p text:style-name="P3">in a land called Honah Lee</text:p>
      <text:h text:style-name="P11" text:outline-level="3">[VERSE 2]</text:h>
      <text:p text:style-name="P3"><text:span text:style-name="T7">G</text:span> <text:s text:c="18"/><text:span text:style-name="T7">Bm</text:span> <text:s text:c="9"/><text:span text:style-name="T7">C</text:span> <text:s text:c="17"/><text:span text:style-name="T7">G</text:span></text:p>
      <text:p text:style-name="P3">Together they would travel on a boat with billowed sail</text:p>
      <text:p text:style-name="P3"><text:span text:style-name="T7">C</text:span> <text:s text:c="12"/><text:span text:style-name="T7">G</text:span> <text:s text:c="17"/><text:span text:style-name="T7">Em</text:span> <text:s text:c="4"/><text:span text:style-name="T7">A7</text:span> <text:s text:c="6"/><text:span text:style-name="T7">D</text:span></text:p>
      <text:p text:style-name="P3">Jackie kept a lookout perched on Puff's gigantic tail,</text:p>
      <text:p text:style-name="P3"><text:span text:style-name="T7">G</text:span> <text:s text:c="14"/><text:span text:style-name="T7">Bm</text:span> <text:s text:c="11"/><text:span text:style-name="T7">C</text:span> <text:s text:c="16"/><text:span text:style-name="T7">G</text:span></text:p>
      <text:p text:style-name="P3">Noble kings and princes would bow whene'er they came,</text:p>
      <text:p text:style-name="P3"><text:soft-page-break/><text:span text:style-name="T7">C</text:span> <text:s text:c="17"/><text:span text:style-name="T7">G</text:span> <text:s text:c="10"/><text:span text:style-name="T8">Em</text:span></text:p>
      <text:p text:style-name="P3">Pirate ships would lower their flags</text:p>
      <text:p text:style-name="P3"><text:s text:c="5"/><text:span text:style-name="T8">A7</text:span> <text:s text:c="9"/><text:span text:style-name="T7">D</text:span> <text:s text:c="5"/><text:span text:style-name="T7">G</text:span> <text:s text:c="5"/><text:span text:style-name="T7">D</text:span></text:p>
      <text:p text:style-name="P3">when Puff roared out his name. Oh</text:p>
      <text:h text:style-name="P9" text:outline-level="3">[CHORUS]</text:h>
      <text:p text:style-name="P3"><text:span text:style-name="T6">G</text:span> <text:s text:c="14"/><text:span text:style-name="T6">Bm</text:span> <text:s text:c="4"/><text:span text:style-name="T6">C</text:span> <text:s text:c="11"/><text:span text:style-name="T6">G</text:span></text:p>
      <text:p text:style-name="P3">Puff, the magic dragon lived by the sea</text:p>
      <text:p text:style-name="P3"><text:s text:c="4"/><text:span text:style-name="T6">C</text:span> <text:s text:c="15"/><text:span text:style-name="T6">G</text:span> <text:s text:c="5"/><text:span text:style-name="T6">Em</text:span> <text:s text:c="4"/></text:p>
      <text:p text:style-name="P3">And frolicked in the autumn mist </text:p>
      <text:p text:style-name="P3"><text:s text:c="5"/><text:span text:style-name="T6">A7</text:span> <text:s text:c="15"/><text:span text:style-name="T6">D</text:span></text:p>
      <text:p text:style-name="P3">in a land called Honah Lee</text:p>
      <text:p text:style-name="P3"><text:span text:style-name="T6">G</text:span> <text:s text:c="14"/><text:span text:style-name="T6">Bm</text:span> <text:s text:c="4"/><text:span text:style-name="T7">C</text:span> <text:s text:c="11"/><text:span text:style-name="T6">G</text:span></text:p>
      <text:p text:style-name="P3">Puff, the magic dragon lived by the sea</text:p>
      <text:p text:style-name="P3"><text:s text:c="4"/><text:span text:style-name="T6">C</text:span> <text:s text:c="15"/><text:span text:style-name="T6">G</text:span> <text:s text:c="5"/><text:span text:style-name="T6">Em</text:span></text:p>
      <text:p text:style-name="P3">And frolicked in the autumn mist </text:p>
      <text:p text:style-name="P3"><text:s text:c="5"/><text:span text:style-name="T6">A7</text:span> <text:s text:c="9"/><text:span text:style-name="T7">D</text:span> <text:s text:c="4"/><text:span text:style-name="T7">G</text:span></text:p>
      <text:p text:style-name="P3">in a land called Honah Lee</text:p>
      <text:h text:style-name="P9" text:outline-level="3">[VERSE 3]</text:h>
      <text:p text:style-name="P3"><text:s text:c="2"/><text:span text:style-name="T7">G</text:span> <text:s text:c="14"/><text:span text:style-name="T7">Bm</text:span> <text:s text:c="6"/><text:span text:style-name="T7">C</text:span> <text:s text:c="12"/><text:span text:style-name="T7">G</text:span></text:p>
      <text:p text:style-name="P3">A dragon lives forever but not so little boys</text:p>
      <text:p text:style-name="P3"><text:span text:style-name="T7">C</text:span> <text:s text:c="16"/><text:span text:style-name="T7">G</text:span> <text:s text:c="12"/></text:p>
      <text:p text:style-name="P3">Painted wings and giants' rings </text:p>
      <text:p text:style-name="P3"><text:span text:style-name="T7">Em</text:span> <text:s text:c="10"/><text:span text:style-name="T7">A7</text:span> <text:s text:c="3"/><text:span text:style-name="T7">D</text:span></text:p>
      <text:p text:style-name="P3">make way for other toys.</text:p>
      <text:p text:style-name="P3"><text:span text:style-name="T7">G</text:span> <text:s text:c="16"/><text:span text:style-name="T7">Bm</text:span> <text:s text:c="14"/><text:span text:style-name="T7">C</text:span> <text:s text:c="12"/><text:span text:style-name="T7">G</text:span></text:p>
      <text:p text:style-name="P3">One grey night it happened, Jackie Paper came no more</text:p>
      <text:p text:style-name="P3"><text:s text:c="4"/><text:span text:style-name="T7">C</text:span> <text:s text:c="15"/><text:span text:style-name="T8">G</text:span> <text:s text:c="6"/><text:span text:style-name="T8">Em</text:span></text:p>
      <text:p text:style-name="P3">And Puff that mighty dragon, <text:span text:style-name="T8">well</text:span></text:p>
      <text:p text:style-name="P3"><text:s text:c="3"/><text:span text:style-name="T8">A7</text:span> <text:s text:c="8"/><text:span text:style-name="T7">D</text:span> <text:s text:c="6"/><text:span text:style-name="T7">G <text:s text:c="7"/>D</text:span></text:p>
      <text:p text:style-name="P3">he ceased his fearless roar.</text:p>
      <text:h text:style-name="P9" text:outline-level="3">[CHORUS]</text:h>
      <text:p text:style-name="P3"><text:span text:style-name="T6">G</text:span> <text:s text:c="14"/><text:span text:style-name="T6">Bm</text:span> <text:s text:c="4"/><text:span text:style-name="T6">C</text:span> <text:s text:c="11"/><text:span text:style-name="T6">G</text:span></text:p>
      <text:p text:style-name="P3">Puff, the magic dragon lived by the sea</text:p>
      <text:p text:style-name="P3"><text:s text:c="4"/><text:span text:style-name="T6">C</text:span> <text:s text:c="15"/><text:span text:style-name="T6">G</text:span> <text:s text:c="5"/><text:span text:style-name="T6">Em</text:span> <text:s text:c="4"/></text:p>
      <text:p text:style-name="P3">And frolicked in the autumn mist </text:p>
      <text:p text:style-name="P3"/>
      <text:p text:style-name="P3"><text:soft-page-break/><text:s text:c="5"/><text:span text:style-name="T6">A7</text:span> <text:s text:c="15"/><text:span text:style-name="T6">D</text:span></text:p>
      <text:p text:style-name="P3">in a land called Honah Lee</text:p>
      <text:p text:style-name="P3"><text:span text:style-name="T6">G</text:span> <text:s text:c="14"/><text:span text:style-name="T6">Bm</text:span> <text:s text:c="4"/><text:span text:style-name="T7">C</text:span> <text:s text:c="11"/><text:span text:style-name="T6">G</text:span></text:p>
      <text:p text:style-name="P3">Puff, the magic dragon lived by the sea</text:p>
      <text:p text:style-name="P3"><text:s text:c="4"/><text:span text:style-name="T6">C</text:span> <text:s text:c="15"/><text:span text:style-name="T6">G</text:span> <text:s text:c="5"/><text:span text:style-name="T6">Em</text:span></text:p>
      <text:p text:style-name="P3">And frolicked in the autumn mist </text:p>
      <text:p text:style-name="P3"><text:s text:c="5"/><text:span text:style-name="T6">A7</text:span> <text:s text:c="9"/><text:span text:style-name="T7">D</text:span> <text:s text:c="4"/><text:span text:style-name="T7">G</text:span></text:p>
      <text:p text:style-name="P3">in a land called Honah Lee</text:p>
      <text:h text:style-name="P9" text:outline-level="3">[VERSE 4]</text:h>
      <text:p text:style-name="P3"><text:s text:c="4"/><text:span text:style-name="T7">G</text:span> <text:s text:c="15"/><text:span text:style-name="T7">Bm</text:span> <text:s text:c="5"/></text:p>
      <text:p text:style-name="P3">His head was bent in sorrow, </text:p>
      <text:p text:style-name="P3"><text:s text:c="6"/><text:span text:style-name="T8">C</text:span> <text:s text:c="15"/><text:span text:style-name="T8">G</text:span></text:p>
      <text:p text:style-name="P3">green scales fell like rain,</text:p>
      <text:p text:style-name="P3"><text:span text:style-name="T8">C</text:span> <text:s text:c="13"/><text:span text:style-name="T8">G</text:span> <text:s text:c="12"/><text:span text:style-name="T8">Em</text:span> <text:s text:c="6"/><text:span text:style-name="T8">A7</text:span> <text:s text:c="4"/><text:span text:style-name="T8">D</text:span></text:p>
      <text:p text:style-name="P3">Puff no longer went to play along the cherry lane.</text:p>
      <text:p text:style-name="P3"><text:s text:c="4"/><text:span text:style-name="T8">G</text:span> <text:s text:c="15"/><text:span text:style-name="T8">Bm <text:s text:c="5"/>C</text:span> <text:s text:c="16"/><text:span text:style-name="T8">G</text:span></text:p>
      <text:p text:style-name="P3">Without his lifelong friend, Puff could not be brave,</text:p>
      <text:p text:style-name="P3"><text:s text:c="3"/><text:span text:style-name="T8">C</text:span> <text:s text:c="15"/><text:span text:style-name="T8">G <text:s text:c="5"/>Em</text:span></text:p>
      <text:p text:style-name="P3">So Puff that mighty dragon sadly </text:p>
      <text:p text:style-name="P3"><text:span text:style-name="T8">A7</text:span> <text:s text:c="7"/><text:span text:style-name="T8">D </text:span><text:s text:c="5"/><text:span text:style-name="T8">G</text:span> <text:s text:c="4"/><text:span text:style-name="T8">D</text:span></text:p>
      <text:p text:style-name="P3">slipped into his cave. Oh! </text:p>
      <text:h text:style-name="P9" text:outline-level="3">[CHORUS]</text:h>
      <text:p text:style-name="P3"><text:span text:style-name="T6">G</text:span> <text:s text:c="14"/><text:span text:style-name="T6">Bm</text:span> <text:s text:c="4"/><text:span text:style-name="T6">C</text:span> <text:s text:c="11"/><text:span text:style-name="T6">G</text:span></text:p>
      <text:p text:style-name="P3">Puff, the magic dragon lived by the sea</text:p>
      <text:p text:style-name="P3"><text:s text:c="4"/><text:span text:style-name="T6">C</text:span> <text:s text:c="15"/><text:span text:style-name="T6">G</text:span> <text:s text:c="5"/><text:span text:style-name="T6">Em</text:span> <text:s text:c="4"/></text:p>
      <text:p text:style-name="P3">And frolicked in the autumn mist </text:p>
      <text:p text:style-name="P3"><text:s text:c="5"/><text:span text:style-name="T6">A7</text:span> <text:s text:c="15"/><text:span text:style-name="T6">D</text:span></text:p>
      <text:p text:style-name="P3">in a land called Honah Lee</text:p>
      <text:p text:style-name="P3"><text:span text:style-name="T6">G</text:span> <text:s text:c="14"/><text:span text:style-name="T6">Bm</text:span> <text:s text:c="4"/><text:span text:style-name="T7">C</text:span> <text:s text:c="11"/><text:span text:style-name="T6">G</text:span></text:p>
      <text:p text:style-name="P3">Puff, the magic dragon lived by the sea</text:p>
      <text:p text:style-name="P3"><text:s text:c="4"/><text:span text:style-name="T6">C</text:span> <text:s text:c="15"/><text:span text:style-name="T6">G</text:span> <text:s text:c="5"/><text:span text:style-name="T6">Em</text:span></text:p>
      <text:p text:style-name="P3">And frolicked in the autumn mist </text:p>
      <text:p text:style-name="P3"><text:s text:c="5"/><text:span text:style-name="T6">A7</text:span> <text:s text:c="9"/><text:span text:style-name="T7">D</text:span> <text:s text:c="4"/><text:span text:style-name="T7">G</text:span></text:p>
      <text:p text:style-name="P3"><text:span text:style-name="T5">in a land called Honah Le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5M58S</meta:editing-duration>
    <meta:editing-cycles>41</meta:editing-cycles>
    <meta:generator>LibreOffice/5.2.7.2$MacOSX_X86_64 LibreOffice_project/2b7f1e640c46ceb28adf43ee075a6e8b8439ed10</meta:generator>
    <dc:title>Lyrics + Chords</dc:title>
    <dc:date>2017-08-01T11:15:27.081496000</dc:date>
    <meta:print-date>2017-04-03T12:23:29.985893000</meta:print-date>
    <meta:document-statistic meta:table-count="0" meta:image-count="0" meta:object-count="0" meta:page-count="3" meta:paragraph-count="104" meta:word-count="497" meta:character-count="3345" meta:non-whitespace-character-count="167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